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62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style:font-weight-complex="normal" style:text-line-through-type="single" style:text-outline="false" fo:text-shadow="none" style:text-position="0% 100%" fo:color="#000000" style:font-name="Calibri" style:font-style-asian="normal" style:font-weight-asian="normal" fo:font-style="normal" style:text-underline-style="none" style:text-underline-color="font-color" fo:font-weight="normal" fo:font-size="11pt" style:font-style-complex="normal" style:font-name-complex="Calibri" style:font-size-asian="11pt" style:font-size-complex="11pt"/>
    </style:style>
    <style:style style:name="T4" style:family="text">
      <style:text-properties style:font-weight-complex="normal" style:text-line-through-type="single" style:text-outline="false" fo:text-shadow="none" style:text-position="0% 100%" fo:color="#000000" style:font-name="Calibri" style:font-style-asian="normal" style:font-weight-asian="normal" fo:font-style="normal" fo:font-weight="normal" fo:font-size="11pt" style:font-style-complex="normal" style:font-name-complex="Calibri" style:font-size-asian="11pt" style:font-size-complex="11pt" style:text-underline-style="solid" style:text-underline-width="auto" style:text-underline-color="font-color"/>
    </style:style>
    <style:style style:name="T5" style:family="text">
      <style:text-properties style:font-weight-complex="normal" style:text-line-through-type="single" style:text-outline="false" fo:text-shadow="none" style:text-position="0% 100%" fo:color="#000000" style:font-name="Calibri" style:font-weight-asian="normal" fo:font-weight="normal" fo:font-size="11pt" style:font-name-complex="Calibri" style:font-size-asian="11pt" style:font-size-complex="11pt" style:text-underline-style="solid" style:text-underline-width="auto" style:text-underline-color="font-color" fo:font-style="italic" style:font-style-complex="italic" style:font-style-asian="italic"/>
    </style:style>
    <style:style style:name="T6" style:family="text">
      <style:text-properties style:text-line-through-type="single" style:text-outline="false" fo:text-shadow="none" style:text-position="0% 100%" fo:color="#000000" style:font-name="Calibri" fo:font-size="11pt" style:font-name-complex="Calibri" style:font-size-asian="11pt" style:font-size-complex="11pt" style:text-underline-style="solid" style:text-underline-width="auto" style:text-underline-color="font-color" fo:font-style="italic" style:font-style-complex="italic" style:font-style-asian="italic" fo:font-weight="bold" style:font-weight-complex="bold" style:font-weight-asian="bold"/>
    </style:style>
    <style:style style:name="T7" style:family="text">
      <style:text-properties style:text-line-through-type="single" style:text-outline="false" fo:text-shadow="none" style:text-position="0% 100%" fo:color="#000000" style:font-name="Calibri" fo:font-size="11pt" style:font-name-complex="Calibri" style:font-size-asian="11pt" style:font-size-complex="11pt" style:text-underline-style="solid" style:text-underline-width="auto" style:text-underline-color="font-color" fo:font-weight="bold" style:font-weight-complex="bold" style:font-weight-asian="bold" style:font-style-complex="normal" style:font-style-asian="normal" fo:font-style="normal"/>
    </style:style>
    <style:style style:name="T8" style:family="text">
      <style:text-properties style:text-line-through-type="single" style:text-outline="false" fo:text-shadow="none" style:text-position="0% 100%" fo:color="#000000" style:font-name="Calibri" fo:font-size="11pt" style:font-name-complex="Calibri" style:font-size-asian="11pt" style:font-size-complex="11pt" style:text-underline-style="solid" style:text-underline-width="auto" style:text-underline-color="font-color" fo:font-weight="bold" style:font-weight-complex="bold" style:font-weight-asian="bold" style:font-style-asian="italic" style:font-style-complex="italic" fo:font-style="italic"/>
    </style:style>
    <style:style style:name="T9" style:family="text">
      <style:text-properties style:text-outline="false" fo:text-shadow="none" style:text-position="0% 100%" fo:color="#000000" style:font-name="Calibri" fo:font-size="11pt" style:font-name-complex="Calibri" style:font-size-asian="11pt" style:font-size-complex="11pt" style:text-underline-style="solid" style:text-underline-width="auto" style:text-underline-color="font-color" fo:font-weight="bold" style:font-weight-complex="bold" style:font-weight-asian="bold" style:font-style-asian="italic" style:font-style-complex="italic" fo:font-style="italic" style:text-line-through-type="none"/>
    </style:style>
    <style:style style:name="T10" style:family="text">
      <style:text-properties style:text-outline="false" fo:text-shadow="none" style:text-position="0% 100%" fo:color="#000000" style:font-name="Calibri" fo:font-size="11pt" style:font-name-complex="Calibri" style:font-size-asian="11pt" style:font-size-complex="11pt" style:text-underline-style="solid" style:text-underline-width="auto" style:text-underline-color="font-color" fo:font-weight="bold" style:font-weight-complex="bold" style:font-weight-asian="bold" style:text-line-through-type="none" fo:font-style="normal" style:font-style-asian="normal" style:font-style-complex="normal"/>
    </style:style>
    <style:style style:name="T11" style:family="text">
      <style:text-properties style:text-outline="false" fo:text-shadow="none" style:text-position="0% 100%" fo:color="#000000" style:font-name="Calibri" fo:font-size="11pt" style:font-name-complex="Calibri" style:font-size-asian="11pt" style:font-size-complex="11pt" style:text-line-through-type="none" fo:font-style="normal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12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ffffff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13" style:family="text">
      <style:text-properties style:font-name="Calibri" style:font-style-complex="normal" style:font-style-asian="normal" style:font-size-complex="11pt" style:font-size-asian="11pt" style:font-name-complex="Calibri" fo:color="#ffffff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4" style:family="text">
      <style:text-properties style:font-name="Calibri" style:font-style-complex="normal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color="#000000"/>
    </style:style>
    <style:style style:name="T15" style:family="text">
      <style:text-properties style:font-name="Calibri" style:font-style-complex="normal" fo:font-size="11pt" fo:font-weight="normal" style:text-underline-style="solid" style:text-underline-width="auto" style:text-underline-color="font-color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color="#000000" style:text-line-through-type="single"/>
    </style:style>
    <style:style style:name="T16" style:family="text">
      <style:text-properties style:font-name="Calibri" style:font-style-complex="normal" fo:font-size="11pt" fo:font-weight="normal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color="#000000" style:text-underline-style="none" style:text-underline-color="font-color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ROOT </text:p>
          </table:table-cell>
          <table:table-cell table:style-name="ce1" office:value-type="string" calcext:value-type="string">
            <text:p>LEAF</text:p>
          </table:table-cell>
          <table:table-cell table:style-name="ce1" office:value-type="string" calcext:value-type="string">
            <text:p>FLOWER</text:p>
          </table:table-cell>
          <table:table-cell table:style-name="ce1" office:value-type="string" calcext:value-type="string">
            <text:p>STEM </text:p>
          </table:table-cell>
          <table:table-cell table:style-name="ce1" office:value-type="string" calcext:value-type="string">
            <text:p>FRUIT </text:p>
          </table:table-cell>
          <table:table-cell table:style-name="ce1" office:value-type="string" calcext:value-type="string">
            <text:p>SEED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Nymphae colorata</text:p>
          </table:table-cell>
          <table:table-cell table:number-columns-repeated="2"/>
          <table:table-cell office:value-type="string" calcext:value-type="string">
            <text:p>SRR10158509,SRR10158511,SRR10158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nopyrum intermedium</text:p>
          </table:table-cell>
          <table:table-cell office:value-type="string" calcext:value-type="string">
            <text:p>SRR7164268,SRR7164278,SRR7164282,SRR7164292,SRR7164314,SRR7164315,SRR8239663,SRR8239666,SRR8239667,SRR8239674,SRR7164271,SRR7164273</text:p>
          </table:table-cell>
          <table:table-cell office:value-type="string" calcext:value-type="string">
            <text:p>SRR7164251,SRR7164252,SRR7164253, SRR7164263,SRR7164264,SRR7164265,SRR7164269, SRR7164272,SRR7164278,SRR7164281,SRR7164284,SRR7164287, SRR7164288,SRR7164289,SRR7164291,SRR7164293,SRR7164297,SRR7164300,SRR7164302,SRR7164304,SRR7164306,SRR7164308,SRR7164309,SRR7164313,SRR8239653,SRR8239656,SRR8239673,</text:p>
          </table:table-cell>
          <table:table-cell office:value-type="string" calcext:value-type="string">
            <text:p>SRR8239664,SRR7164270,SRR7164275,SRR8239651,SRR8239652,SRR8239658,SRR8239661,SRR8239662,SRR8239665,SRR8239654,SRR8239655</text:p>
          </table:table-cell>
          <table:table-cell office:value-type="string" calcext:value-type="string">
            <text:p>SRR6437563,SRR7164254,SRR7164256,SRR7164257,SRR7164258,SRR7164255,SRR7164262,SRR7164266,SRR7164267,SRR7164276,SRR7164294,SRR7164298,SRR7164305,SRR7164312,SRR8239672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anthus sinensis</text:p>
          </table:table-cell>
          <table:table-cell/>
          <table:table-cell office:value-type="string" calcext:value-type="string">
            <text:p>ERR4373022, ERR4373023, ERR4373024, ERR4373025, ERR4373026, ERR4373027, ERR4373028, ERR4373029, ERR4373030, SRR10233460, SRR1029357, SRR1029358, SRR1029359, SRR1029360, SRR1029361, SRR1029362, SRR1734717, SRR12044861, SRR12044865, SRR449076, SRR449077, SRR449081, SRR449082 , SRR449083, SRR916839, SRR1734717, <text:s text:c="4"/></text:p>
          </table:table-cell>
          <table:table-cell/>
          <table:table-cell office:value-type="string" calcext:value-type="string">
            <text:p>SRR12044863, SRR12044866, SRR10233459, SRR10662838, SRR10662839, SRR10662840, SRR106628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icum hallii</text:p>
          </table:table-cell>
          <table:table-cell/>
          <table:table-cell office:value-type="string" calcext:value-type="string">
            <text:p>SRR3110656,SRR3110657,SRR3110658,SRR3110659,SRR3110660,SRR3110661,SRR3110662,SRR3110663,SRR3110664,SRR3110665,SRR3110666,SRR3110667,SRR3110668,SRR3110669,SRR3110670,SRR3110671,SRR3110672,SRR3110673,SRR3110674,SRR3110675,SRR3110676,SRR3110677,SRR3110678,SRR3110679,SRR3110680,SRR3110681,SRR3110682,SRR3110683,SRR3110684,SRR3110685,SRR3110686,SRR3110687,SRR3110688,SRR3110689,SRR3110690,SRR3110691,SRR3110692,SRR3110693,SRR3110694,SRR3110695,SRR3110696,SRR3110697,SRR3110698,SRR3110699,SRR3110700,SRR3110701,SRR3110702,SRR3110703,SRR3110704,SRR3110705,SRR3110706,SRR3110707,SRR3110708,SRR3110709,SRR3110710,SRR3110711,SRR3110712,SRR3110713,SRR3110714,SRR3110715,SRR3110716,SRR3110717,SRR3110722,SRR3110723,SRR3110724,SRR3110725,SRR3110726,SRR3110727,SRR3110728,SRR3110729,SRR3110730,SRR3110731,SRR3110732,SRR3110733,SRR3110734,SRR3110735,SRR3110736,SRR3110737,SRR3110738,SRR3110739,SRR3110740,SRR3110741,SRR3110742,SRR3110743,SRR3110744,SRR3110745,SRR3110746,SRR3110747,SRR3111865,SRR3111866,SRR3111867,SRR3111868,SRR3111869,SRR3111870,SRR3111871,SRR3111872,SRR3111873,SRR3111874,SRR3111875,SRR3111876,SRR3111877,SRR3111878,SRR3111879,SRR3111881,SRR3111882,SRR3111883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icum virgatum</text:p>
          </table:table-cell>
          <table:table-cell/>
          <table:table-cell office:value-type="string" calcext:value-type="string">
            <text:p>SRR2176161,SRR3473344,SRR3473343,SRR3642213,SRR3642214,SRR3642215,SRR3642216,SRR3642217,SRR3642218,SRR3642219,SRR3642220,SRR3642221,SRR3642222,SRR3642244,SRR3642245,SRR3642246,SRR3642247,SRR3642248,SRR3642249,SRR3642251,SRR3642252,SRR3642253,SRR3642254,SRR3642255,SRR3642256,SRR3642257,SRR3642258,SRR3642259,SRR3642260,SRR3642261,SRR3642293,SRR3642331,SRR3670603,SRR3670604,SRR3670605,SRR3670606,SRR3670607,SRR3670608,SRR3670609,SRR3670610,SRR3670611,SRR3670612,SRR3670613,SRR3670614,SRR3670615,SRR3670616,SRR3670617,SRR3670618,SRR3670619,SRR3642262,SRR3642263,SRR3642264,SRR3670665,SRR3670666,SRR3670668,SRR3670669,SRR3670670,SRR3670671,SRR3670672,SRR3670673,SRR3670674,SRR3670675,SRR3670676,SRR3670677,SRR3670678,SRR3670679,SRR3670680,SRR3670681,SRR3670682,SRR3670683,SRR3670684,SRR3670685,SRR3670686,SRR3670687,SRR3670688,SRR3670689,SRR3670690,SRR3670691,SRR5172961,SRR5172962,SRR5172963,SRR5172979,SRR5172980,SRR5172981,SRR5172982,SRR5172983,SRR5172984,SRR5172985,SRR5172986,SRR5172987,SRR5173003,SRR5173004,SRR5173005,SRR5173006,SRR5173007,SRR5173008,SRR5173009,SRR5173010,SRR5173022,SRR5173023,SRR5173024,SRR5173025,SRR5173026,SRR5173027,SRR5173040,SRR5173041,SRR5173042,SRR5173043,</text:p>
          </table:table-cell>
          <table:table-cell/>
          <table:table-cell office:value-type="string" calcext:value-type="string">
            <text:p>SRR5172964,SRR5172965,SRR5172966,SRR5172967,SRR5172968,SRR5172969,SRR5172970,SRR5172971,SRR5172972,SRR5172973,SRR5172974,SRR5172975,SRR5172976,SRR5172977,SRR5172978,SRR5172988,SRR5172989,SRR5172990,SRR5172991,SRR5172992,SRR5172993,SRR5172994,SRR5172995,SRR5172996,SRR5172997,SRR5172998,SRR5172999,SRR5173000,SRR5173001,SRR5173002,SRR5173011,SRR5173012,SRR5173013,SRR5173014,SRR5173015,SRR5173016,SRR5173017,SRR5173018,SRR5173019,SRR5173020,SRR5173021,SRR5173028,SRR5173029,SRR5173030,SRR5173031,SRR5173032,SRR5173033,SRR5173034,SRR5173035,SRR5173036,SRR5173037,SRR5173038,SRR5173039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rghum bicolor</text:p>
          </table:table-cell>
          <table:table-cell office:value-type="string" calcext:value-type="string">
            <text:p>ERR1109875,ERR1109876,ERR1109877,ERR1109878,ERR1109879,ERR1109880,ERR2096908,ERR2096909,ERR2096910,ERR2096911,ERR2096912,ERR2096913,ERR2096914,ERR2096915,ERR2096916,ERR2096917,ERR2096918,ERR2096919,ERR2096920,ERR2096921,ERR2096922,SRR10225146,SRR10225147,SRR10225148,SRR11147325,SRR11147326,SRR11147327,SRR11147331,SRR11147332,SRR11147333,SRR15558316,SRR15558351,SRR15558352,SRR2102327,SRR2102328,SRR2102329,SRR3087372,SRR3087932,SRR3088656,SRR3089487,SRR3089525,SRR3090643,SRR8382565,SRR8743127,SRR8743145,SRR8997150,</text:p>
          </table:table-cell>
          <table:table-cell office:value-type="string" calcext:value-type="string">
            <text:p>ERR2096923,ERR2096924,ERR2096925,ERR2096926,ERR2096927,ERR2096928,ERR2096929,ERR2096930,ERR2096931,ERR2096932,ERR2096933,ERR2096934,ERR2096935,ERR2096936,ERR2096937,SRR12305115,SRR12305116,SRR12968138,SRR12968139,SRR12968140,SRR12968141,SRR12968142,SRR12968143,SRR12968144,SRR12968145,SRR12968146,SRR12968147,SRR12968148,SRR12968149,SRR12968150,SRR12968151,SRR12968152,SRR12968153,SRR12968154,SRR12968155,SRR12968156,SRR12968157,SRR12968158,SRR12968159,SRR12968160,SRR12968161,SRR12968162,SRR12968163,SRR12968164,SRR12968165,SRR12968166,SRR12968167,SRR12968168,SRR12968169,SRR12968170,SRR12968171,SRR12968172,SRR12968173,SRR12968174,SRR12968175,SRR12968176,SRR12968177,SRR12968178,SRR12968179,SRR12968180,SRR12968181,SRR12968182,SRR12968183,SRR12968184,SRR12968185,SRR12968186,SRR12968187,SRR12968188,SRR12968189,SRR12968190,SRR12968191,SRR13436048,SRR13436049,SRR13436050,SRR13436051,SRR13436052,SRR13436053,SRR13436054,SRR13436055,SRR13436056,SRR13436057,SRR13436058,SRR13436059,SRR14807120,SRR14807121,SRR14807122,SRR14807123,SRR14807126,SRR14807127,SRR1822329,SRR1823059,SRR1832808,SRR1832809,SRR1832811,SRR2171884,SRR2171885,SRR2171886,SRR2171887,SRR3406551,SRR3452717,SRR3452718,SRR3452719,SRR3452723,SRR3452724,SRR3452725,SRR5742120,SRR5742121,SRR5742125,SRR5742126,SRR5742127,SRR5742129,SRR6002803,SRR6078577,SRR6078575,SRR7042071,SRR7042072,SRR7042073,SRR7042074,SRR7042075,SRR7042076,SRR7042081,SRR7042082,SRR7042083,SRR7042084,SRR7042088,SRR8382566,SRR8742927,SRR8742945,</text:p>
          </table:table-cell>
          <table:table-cell office:value-type="string" calcext:value-type="string">
            <text:p>ERR2096953,ERR2096954,ERR2096955,ERR2096956,ERR2096957,ERR2096963,ERR2096964,ERR2096965,ERR2096966,ERR2096967,ERR2096968,ERR2096969,ERR2096970,ERR2096971,ERR2096972,ERR2096973,ERR2096974,ERR2096975,ERR2096976,ERR2096977,ERR2096978,ERR2096979,ERR2096980,ERR2096981,ERR2096982,ERR2096983,ERR2096984,ERR2096985,ERR2096986,ERR2096987,ERR2097003,ERR2097004,ERR2097005,ERR2097006,ERR2097007,ERR2097008,ERR2097009,ERR2097010,ERR2097011,ERR2097012,ERR2097018,ERR2097019,ERR2097020,ERR2097021,ERR2097022,SRR12305111,SRR12305113,SRR12305131,SRR13105490,SRR13105491,</text:p>
          </table:table-cell>
          <table:table-cell office:value-type="string" calcext:value-type="string">
            <text:p>ERR2097038,ERR2097039,ERR2097040,ERR2097041,ERR2097042,ERR2097043,ERR2097044,ERR2097045,ERR2097046,ERR2097047,ERR2097048,ERR2097049,ERR2097050,ERR2097051,ERR2097052,SRR2102330,SRR2102331,SRR2102332,SRR3707897,SRR3707899,SRR3707900,SRR3707942,SRR3707943,SRR3707944,SRR3707946,SRR3707947,SRR5457768,SRR5457769,SRR5457770,SRR5457771,SRR5457772,SRR5457773,SRR5457774,SRR5457775,SRR5457776,SRR5457777,SRR5457778,SRR5457779,SRR5457780,SRR5457781,SRR5457782,SRR5457783,SRR5457784,SRR5457785,</text:p>
          </table:table-cell>
          <table:table-cell office:value-type="string" calcext:value-type="string">
            <text:p>SRR13448301,SRR13448302,SRR13448303,SRR13448304,SRR13448305,SRR13448306,SRR13448308,SRR13448309,SRR3680313,SRR3682668,SRR3682669,SRR3703075,SRR3703224,SRR3703226,SRR3703227,SRR3703253,SRR3703255,SRR3703256,SRR3703258,SRR3703259,SRR3703260,SRR3703261,SRR3703262,SRR5005259,</text:p>
          </table:table-cell>
          <table:table-cell office:value-type="string" calcext:value-type="string">
            <text:p>ERR2097053,ERR2097054,ERR2097055,ERR2097056,ERR2097057,ERR2097058,ERR2097059,ERR2097060,ERR2097061,ERR2097062,ERR2097063,ERR2097064,ERR2097065,ERR2097066,ERR2097067,SRR2924910,SRR2924911,SRR2924913,SRR2924914,SRR2924915,SRR2924916,SRR2924917,SRR2924918,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a acuminata</text:p>
          </table:table-cell>
          <table:table-cell office:value-type="string" calcext:value-type="string">
            <text:p>SRR1022914,SRR10424535,SRR10424536,SRR10424537,SRR10424538,SRR10424539,SRR10424540,SRR10424541,SRR10424542,SRR10424543,SRR10823718,SRR10823719,SRR10823720,SRR10823721,SRR10823724,SRR10823727,SSRR10915429,SRR10915430,SRR1339507,SRR18752890,SRR18752893,SRR18752894,SRR22924207,SRR22924214,SRR22924221,SRR22924222,SRR22924223,SRR22924224,SRR2984582,SRR2984591,SRR2984594,SRR2984596,SRR2984598,SRR4450925,SRR4450926,SRR4450928,SRR4450933,SRR4450934,SRR4450936,SRR4450939,SRR4450940,SRR4450941,SRR4450942,SRR4450944,SRR4450945,SRR5337783,SRR5958095,SRR6303410,SRR6303411,SRR6303413,SRR6303416,SRR6303417,SRR6303441,SRR6303461,SRR6303462,SRR6303463,SRR6311404,SRR6311405,SRR6311406,SRR6311407,SRR6311408,SRR6311409,SRR6311410,SRR6311411,SRR6311412,SRR7006139,SRR7006143,SRR9672273, <text:s text:c="3"/></text:p>
          </table:table-cell>
          <table:table-cell office:value-type="string" calcext:value-type="string">
            <text:p>SRR11773791,SRR11773792,SRR11773793,SRR11773794,SRR11773795,SRR11773796,SRR11773797,SRR11773798,SRR11773799,SRR11773800,SRR11773801,SRR11773802,SRR11773803,SRR11773804,SRR11773805,SRR11773806,SRR11773807,SRR11773808,SRR11773809,SRR11773810,SRR11773811,SRR11773812,SRR11773813,SRR11773814,SRR11773815,SRR11773816,SRR11773817,SRR11773818,SRR11773819,SRR11773820,SRR11773821,SRR11773822,SRR11773823,SRR11773824,SRR11773825,SRR11773826,SRR11773827,SRR11773828,SRR11773829,SRR11773830,SRR11773831,SRR11773832,SRR11773833,SRR11773834,SRR11773835,SRR11773836,SRR11773837,SRR11773838,SRR11773839,SRR11773840,SRR11773841,SRR11773842,SRR11773843,SRR11773844,SRR11773845,SRR11773846,SRR11773847,SRR11773848,SRR11773849,SRR11773850,SRR12606197,SRR12606198,SRR12606199,SRR12606200,SRR12606195,SRR12606196,SRR13836932,SRR13836933,SRR13836934,SRR13836938,SRR13836939,SRR13912416,SRR13912421,SRR13912426,SRR13912427,SRR14086631,SRR14086632,SRR14086633,SRR1582386,SRR1582387,SRR1793093,SRR18062282,SRR19646058,SRR4292574,SRR4292575,SRR4292581,SRR4292582,SRR5405140,SRR5405141,SRR5877211,SRR5877212,SRR5877213,SRR5877214,SRR5877215,SRR5877216,SRR5877217,SRR5877218,SRR5877219,SRR5877220,SRR5877221,SRR5877222,SRR5877223,SRR5877224,SRR5877233,SRR5877234,SRR5877237,SRR5877238,SRR5877239,SRR5877240,SRR5958093,SRR6311413,SRR6311414,SRR6311415,SRR6311416,SRR6311417,SRR6311418,SRR6311419,SRR6311420,SRR6311421,SRR6320438,SRR6320439,SRR6320440,SRR6320441,SRR6320443,SRR6320573,SRR7006128,SRR7006132,SRR9672271, <text:s text:c="33"/></text:p>
          </table:table-cell>
          <table:table-cell/>
          <table:table-cell office:value-type="string" calcext:value-type="string">
            <text:p>SRR10260770,SRR10260771,SRR10260772,SRR15851053,SRR15851054,SRR15851055,SRR16661002,SRR22947674,SRR22947675,SRR22947676,SRR22947677,SRR22947678,SRR22947679,SRR22947680,SRR22947681,SRR22947682,SRR22947683,SRR22947684,SRR22947685,SRR22947686,SRR22947687,SRR22947688,SRR22947689,SRR22947690,SRR22947691,SRR22947692,SRR22947693,SRR22947694,SRR22947695,SRR22947696,SRR22947697,SRR22947698,SRR22947699,SRR22947700,SRR22947701,SRR22947702,SRR22947703,SRR22947704,SRR22947705,SRR22947706,SRR22947707,SRR22947708,SRR22947709,SRR22947710,SRR22947711,SRR22947712,SRR22947713,SRR22947714,SRR22947715,SRR22947716,SRR22947717,SRR22947718,SRR22947719,SRR22947720, <text:s text:c="18"/></text:p>
          </table:table-cell>
          <table:table-cell office:value-type="string" calcext:value-type="string">
            <text:p>ERR1512533,ERR1512534,ERR1512535,ERR1512538,ERR1512540,ERR1512545,ERR1512549,SRR10354299,SRR10354300,SRR10354301,SRR10354305,SRR10354306,SRR10354307,SRR17282718,SRR17282719,SRR17282720,SRR17282721,SRR17282722,SRR17282723,SRR17282724,SRR17282725,SRR17282726,SRR17282727,SRR17282728,SRR17282729,SRR17282730,SRR17282731,SRR17282732,SRR17282733,SRR17282734,SRR17282735,SRR17282736,SRR17282737,SRR17282738,SRR17282739,SRR17282740,SRR17282741,SRR17282742,SRR17282743,SRR17282744,SRR17282745,SRR17282746,SRR17282747,SRR17282748,SRR17282749,SRR17282750,SRR17282751,SRR17282752,SRR1979038,SRR2005729,SRR2005731,SRR2005732,SRR2029833,SRR3732000,SRR3732001,SRR3732002,SRR5405130,SRR5405131,SRR5405132,SRR5405133,SRR5405135,SRR5405136,SRR5405137,SRR5405138,SRR5405139,SRR5877207,SRR5877208,SRR5877209,SRR5877210,SRR5877225,SRR5877226,SRR5877227,SRR5877228,SRR5877229,SRR5877230,SRR5877231,SRR5877232,SRR5877235,SRR5877236,SRR5877241,SRR5877242,SRR5877243,SRR5877244,SRR5877245,SRR5877246,SRR6320442,SRR6320444,SRR6320445,SRR6320446,SRR6320447,SRR6320531,SRR7006145,SRR7006146,SRR7006147,SRR7006148,SRR7006150, <text:s/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tus japonicus</text:p>
          </table:table-cell>
          <table:table-cell office:value-type="string" calcext:value-type="string">
            <text:p>DRR001927,DRR001928,DRR001929,DRR001930,DRR001931,DRR001932,DRR002359,DRR002360,DRR002361,DRR016691,DRR016692,DRR016693,DRR022400,DRR022401,DRR022402,DRR022406,DRR022407,DRR022408,DRR023765,DRR023766,DRR023767,DRR026774,DRR026775,DRR026776,DRR026803,DRR027253,DRR027254,DRR027255,DRR026801,DRR026802,DRR027570,DRR027571,DRR027572,DRR074668,DRR074669,SRR11460393,SRR11460394,SRR11460397,SRR11460399,SRR11460408,SRR11460409,SRR11727463,SRR11727464,SRR11727465,SRR11727469,SRR11727472,SRR11727473,SRR11788670,SRR11788671,SRR11788672,SRR11788676,SRR11788682,SRR11788683,SRR11788684,SRR11788688,SRR11788689,SRR8847052,SRR8847053,SRR8847054,SRR8847055,SRR8847056,SRR8847057,SRR8847058,SRR8847059,SRR8847060,</text:p>
          </table:table-cell>
          <table:table-cell office:value-type="string" calcext:value-type="string">
            <text:p>DRR002362,DRR002363,DRR002364,</text:p>
          </table:table-cell>
          <table:table-cell office:value-type="string" calcext:value-type="string">
            <text:p>DRR002341,DRR002342,DRR002343,DRR002347,DRR002348,DRR002349,SRR5950180,SRR5950181,SRR5950182,SRR5950183,SRR5950184,SRR5950185,SRR5950186,SRR5950187,SRR5950188,SRR5950189,SRR5950190,SRR5950191,SRR5950192,SRR5950193,SRR5950194,</text:p>
          </table:table-cell>
          <table:table-cell office:value-type="string" calcext:value-type="string">
            <text:p>SRR2158278,SRR2158279,SRR2158280,SRR2158276,SRR2158277,SRR2162781, </text:p>
          </table:table-cell>
          <table:table-cell office:value-type="string" calcext:value-type="string">
            <text:p>DRR002353,DRR002354,DRR002355,</text:p>
          </table:table-cell>
          <table:table-cell office:value-type="string" calcext:value-type="string">
            <text:p>DRR002356,DRR002357,DRR002358,SRR10520871,SRR10520872,SRR10520873,SRR10520874,SRR10520875,SRR10520876,SRR10520877,SRR10520878,SRR10520879,SRR10520880,SRR10520881,SRR10520882,SRR10520883,SRR10520884,SRR10520885,   </text:p>
            <text:p> SRR10520886     SRR10520887     SRR10520888 SRR10520889     SRR10520890 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gna unguiculata</text:p>
          </table:table-cell>
          <table:table-cell office:value-type="string" calcext:value-type="string">
            <text:p>SRR5645583,SRR5645584,SRR5645587,SRR5645587,SRR5645467,SRR5645468,SRR5645471,SRR5645472,SRR5645475,SRR5645479,SRR5645480,SRR5648382,SRR5648384,SRR5648385,</text:p>
          </table:table-cell>
          <table:table-cell office:value-type="string" calcext:value-type="string">
            <text:p>SRR12424038,SRR12424041,SRR12424043,SRR12424044,SRR12424045,SRR12424047,SRR13375944,SRR13375945,SRR13375946,SRR13375947,SRR13375948,SRR13375949,SRR13375950,SRR13375951,SRR15014980,SRR15014981,SRR15014982,SRR15014983,SRR15014984,SRR15014996,SRR15014997,SRR15014998,SRR15014999,SRR15015000,SRR15015001,SRR15015007,SRR15015010,SRR15015002,SRR15015003,SRR15015004,SRR15015013,SRR15015018,SRR15015019,SRR15014993,SRR2140598,SRR2140755,SRR5648392,SRR5648398,SRR5648399</text:p>
          </table:table-cell>
          <table:table-cell office:value-type="string" calcext:value-type="string">
            <text:p>SRR5648393,SRR5648394,SRR5648395</text:p>
          </table:table-cell>
          <table:table-cell office:value-type="string" calcext:value-type="string">
            <text:p>SRR5648373,SRR5648374,SRR5648375,</text:p>
          </table:table-cell>
          <table:table-cell office:value-type="string" calcext:value-type="string">
            <text:p>green SRR15803310,SRR15803311,SRR15803312 red: SRR15803313,SRR15803314,SRR15803315,SRR5648390,SRR5648391,SRR5648396,</text:p>
          </table:table-cell>
          <table:table-cell office:value-type="string" calcext:value-type="string">
            <text:p>SRR5648372,SRR5648376,SRR5648377,SRR5648378,SRR5648379,SRR5648380,SRR5648381,SRR5648383,SRR5648386,SRR5648387,SRR5648388,SRR5648389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aseolus acutifolius</text:p>
          </table:table-cell>
          <table:table-cell table:number-columns-repeated="4"/>
          <table:table-cell office:value-type="string" calcext:value-type="string">
            <text:p>SRR11455459,SRR11455466,SRR114554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cago truncatula</text:p>
          </table:table-cell>
          <table:table-cell office:value-type="string" calcext:value-type="string">
            <text:p>ERR1421639,ERR1421675,ERR1421699,ERR1421724,ERR1421748,ERR1421640,ERR1421676,ERR1421700,ERR1421725,ERR1421749,ERR1421641,ERR1421677,ERR1421702,ERR1421726,ERR1421750,ERR1421642,ERR1421678,ERR1421703,ERR1421727,ERR1421751,ERR1421643,ERR1421680,ERR1421704,ERR1421728,ERR1421752,SRR3735554,SRR3735555,SRR3735556</text:p>
          </table:table-cell>
          <table:table-cell office:value-type="string" calcext:value-type="string">
            <text:p>SRR3938252,SRR3938213 , </text:p>
          </table:table-cell>
          <table:table-cell/>
          <table:table-cell office:value-type="string" calcext:value-type="string">
            <text:p>ERR1421645,ERR1421694,ERR1421718,ERR1421742,ERR1421766,ERR1421635,ERR1421656,ERR1421695,ERR1421719,ERR1421743,ERR1421636,ERR1421667,ERR1421696,ERR1421720,ERR1421744,ERR1421637,ERR1421673,ERR1421697,ERR1421746,ERR1421721,ERR1421638,ERR1421674,ERR1421698,ERR1421722,ERR1421747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ine max</text:p>
          </table:table-cell>
          <table:table-cell office:value-type="string" calcext:value-type="string">
            <text:p>SRR10202492,SRR10202493,SRR10202494,SRR10202512,SRR10202513,SRR10202514,SRR1174205,SRR12074568,SRR12074569,SRR12074570,SRR12074574,SRR12074577,SRR12074578,SRR12744728,SRR12744729,SRR12744730,SRR12744744,SRR12744745,SRR12744746,SRR13447918,SRR13447919,SRR13447920,SRR13447923,SRR14093556,SRR14093559,SRR14093560,SRR2545896,SRR2545897,SRR3475909,SRR3475912,SRR3475915,SRR5487694,SRR5487698,SRR5487699,SRR5487701,SRR5487705,SRR5487710,SRR5487715,SRR5487717,SRR976388,SRR976389,</text:p>
          </table:table-cell>
          <table:table-cell office:value-type="string" calcext:value-type="string">
            <text:p>DRR031435,SRR10202475,SRR10202476,SRR10202477,SRR10202489,SRR10202518,SRR10202519,SRR11458715,SRR11458717,SRR1174206,SRR1174226,SRR1174229,SRR12000227,SRR12000229,SRR12568703,SRR12568704,SRR12568705,SRR12568706,SRR12568707,SRR12568708,SRR12568709,SRR12568710,SRR12568711,SRR12568712,SRR12568713,SRR12568714,SRR12744725,SRR12744726,SRR12744727,SRR12744737,SRR12744739,SRR12744740,SRR12881684,SRR12881685,SRR12881686,SRR12881687,SRR12881688,SRR12881689,SRR12883242,SRR12883243,SRR12883244,SRR12883246,SRR1298817,SRR13291472,SRR13291480,SRR13291481,SRR13345321,SRR13345322,SRR13345323,SRR13345328,SRR13345329,SRR13345330,SRR13449982,SRR13449985,SRR13449986,SRR14018921,SRR14018922,SRR14018923,SRR14018924,SRR14018925,SRR14018926,SRR14018927,SRR14018928,SRR15239596,SRR15239597,SRR1531418,SRR1531419,SRR1531420,SRR1531421,SRR1531422,SRR1531423,SRR1592295,SRR1592296,SRR1592297,SRR1592298,SRR1592299,SRR1592300,SRR1592301,SRR1592302,SRR1592303,SRR1592304,SRR1592305,SRR1592306,SRR1592307,SRR1592308,SRR1592309,SRR2048170,SRR2048171,SRR2048172,SRR2048176,SRR2048177,SRR2048183,SRR2048187,SRR2048190,SRR2048195,SRR2048196,SRR2048200,SRR2051082,SRR2051083,SRR2051084,SRR2051085,SRR3475908,SRR3475911SRR3475914,SRR4036081,SRR4036082,SRR4036083,SRR4036087,SRR4036088,SRR4036089,SRR4036093,SRR4036094,SRR4036095,SRR4036099,SRR4036100,SRR4036101,SRR4053697,SRR4053698,SRR4053699,SRR4053700,SRR4053701,SRR4053702,SRR4053703,SRR4053704,SRR4053705,SRR4053706,SRR5117919,SRR5117920,SRR5117922,SRR5117925,SRR5117932,SRR5117939,SRR5117941,SRR5117942,SRR6756971,SRR6756972,SRR6756973,SRR6756974,SRR6756975,SRR6756976,SRR7213989,SRR7213991,SRR7213993,SRR7213995,SRR7213996,SRR7213998,SRR7214000,SRR7214002,SRR7214003,SRR924099,SRR924144,SRR926169,SRR926170,SRR926171,SRR926172,SRR926173,SRR926174,SRR926175,SRR926176,SRR926177,SRR926178,SRR9335749,SRR9335750,</text:p>
          </table:table-cell>
          <table:table-cell office:value-type="string" calcext:value-type="string">
            <text:p>SRR1174217,SRR1174218,SRR1174219,SRR1174220,SRR1174232,SRR13065125,SRR1752076,SRR1752764,SRR10054980,SRR10054981,</text:p>
          </table:table-cell>
          <table:table-cell office:value-type="string" calcext:value-type="string">
            <text:p>SRR1174213,SRR1174215,SRR1174216,SRR3475910,SRR3475913,SRR3475916,SRR5487692,SRR5487701,SRR5487707,SRR5487712,SRR5487726,SRR6476535,SRR925841,SRR925842,SRR925843,</text:p>
          </table:table-cell>
          <table:table-cell office:value-type="string" calcext:value-type="string">
            <text:p>SRR1174221,SRR1174223,SRR1174224,SRR1371393,</text:p>
          </table:table-cell>
          <table:table-cell office:value-type="string" calcext:value-type="string">
            <text:p>SRR1174207,SRR1174208,SRR1174209,SRR1174211,SRR1174212,SRR1174222,SRR1174225,SRR1174228,SRR1174233,SRR1206481,SRR1206482,SRR1206483,SRR1206484,SRR1206485,SRR1206486,SRR1206487,SRR1206488,SRR1206489,SRR12228785,SRR12228786,SRR12228787,SRR12228788,SRR12228789,SRR13019128,SRR13019129,SRR13019134,SRR13019135,SRR13040677,SRR13568713,SRR13568714,SRR13568715,SRR13568716,SRR13568717,SRR13568718,SRR13568719,SRR13568720,SRR13568721,SRR13568722,SRR13568723,SRR13568724,SRR13568725,SRR13568726,SRR13568727,SRR13568728,SRR13568729,SRR13810418,SRR1592286,SRR1592287,SRR1592288,SRR1592289,SRR1592290,SRR1592291,SRR1592292,SRR1592293,SRR1592294,SRR1636704,SRR1636705,SRR1636706,SRR1636707,SRR1636708,SRR1636709,SRR1636710,SRR1636711,SRR1636712,SRR1636713,SRR1636714,SRR1636715,SRR1636716,SRR1636717,SRR1636718,SRR1636719,SRR1636720,SRR1636721,SRR3233849, SRR3233850,SRR3233851,SRR3233852,SRR3233853,SRR3233854,SRR3233855,SRR3233856,SRR3233857,SRR3233858,SRR3723988,SRR5487691,SRR5487693,SRR5487695,SRR5487696,SRR5487697,SRR5487700,SRR5487703,SRR5487704,SRR5487706,SRR5487708,SRR5487711,SRR5487713,SRR5487714,SRR5487716,SRR5487717,SRR5487718,SRR5487719,SRR639162,SRR639164,SRR639174,SRR830182,SRR830183,SRR830184,SRR830185,SRR830186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cer arietinum</text:p>
          </table:table-cell>
          <table:table-cell office:value-type="string" calcext:value-type="string">
            <text:p>SRR10331642,SRR10331643,SRR10331644,SRR10331645,SRR1298983,SRR1298985,SRR2079842,SRR2079844,SRR2079848,SRR2079849,SRR2079852, SRR2079853,SRR2081143,SRR2081144,SRR2081147,SRR2081151,SRR2081152,SRR2081155,SRR2081156,SRR3990784,SRR3990788,SRR5435267,SRR5435266,SRR5927129,SRR5927133,SRR6206212,SRR6206222,SRR6206225,,SRR6206233</text:p>
          </table:table-cell>
          <table:table-cell office:value-type="string" calcext:value-type="string">
            <text:p>SRR3313137,SRR3313138,SRR3313139,SRR3313161,SRR3313162,SRR3313163,SRR6132188,SRR6132189,SRR61321890,SRR6132194,SRR6132195,SRR6132196,SRR6206207,SRR6206208,SRR6206224,SRR6206232</text:p>
          </table:table-cell>
          <table:table-cell/>
          <table:table-cell office:value-type="string" calcext:value-type="string">
            <text:p>SRR12081286,SRR12081287,SRR12081290,SRR5927131,SRR5927135,SRR6206210,SRR6206220,SRR6206231,SRR7686346,SRR7686347,SRR7686350,SRR7686351</text:p>
          </table:table-cell>
          <table:table-cell/>
          <table:table-cell office:value-type="string" calcext:value-type="string">
            <text:p>SRR3313140,SRR3313141,SRR3313142,SRR3313143,SRR3313144,SRR3313145,SRR3313146,SRR3313148,SRR3313149,SRR3313150,SRR3313151,SRR3313152,SRR3313153,SRR3313154,SRR3313155,SRR3313156,SRR3313157,SRR3313158,SRR3313159,SRR3313160,SRR3313164,SRR3313165,SRR3313166,SRR3313167,SRR3313168,SRR3313169,SRR3313170,SRR3313171,SRR3313172,SRR3313173,SRR3313174,SRR3313175,SRR3313176,SRR3313177,SRR3313178,SRR3313179,SRR3313180,SRR3313181,SRR3313182,SRR3313183,SRR3313184,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unus persica</text:p>
          </table:table-cell>
          <table:table-cell office:value-type="string" calcext:value-type="string">
            <text:p>SRR13515769,SRR13515770,SRR3658821,SRR3658829,SRR3658831,SRR3658834,SRR531863,SRR3658843,SRR3658845,SRR3658847,SRR2086174</text:p>
          </table:table-cell>
          <table:table-cell office:value-type="string" calcext:value-type="string">
            <text:p>SRR1300787,SRR1300788,SRR1300790,SRR1300834,SRR1300836,SRR13515747,SRR13515748,SRR2290949,SRR2290951,SRR3212106,SRR3212108,SRR531862,</text:p>
          </table:table-cell>
          <table:table-cell table:number-columns-repeated="2"/>
          <table:table-cell office:value-type="string" calcext:value-type="string">
            <text:p>SRR10014827,SRR10014831,SRR10014835,SRR10014839,SRR10014841,SRR10014847,SRR10014848,SRR10014849,SRR10014853,SRR10215581,SRR10215589.SRR10215590,SRR12688628,SRR12689169,SRR12688658,SRR12688801,SRR13515753,SRR13515758,SRR13805872,SRR13805873,SRR1380587,SRR3823906,SRR3823907,SRR531864,SRR9903579,SRR9903580,SRR9903581,SRR9903582,SRR9903583,     </text:p>
            <text:p/>
            <text:p/>
          </table:table-cell>
          <table:table-cell office:value-type="string" calcext:value-type="string">
            <text:p>SRR13515767,SRR13515768,SRR531865,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ragaria vesca</text:p>
          </table:table-cell>
          <table:table-cell office:value-type="string" calcext:value-type="string">
            <text:p>SRR3743193,SRR3743194,SRR3743195,SRR3743196,SRR3743197,SRR3743198,SRR5894895,SRR5894896,SRR5894897,SRR5933717,SRR5933718,SRR5933719,</text:p>
          </table:table-cell>
          <table:table-cell office:value-type="string" calcext:value-type="string">
            <text:p>ERR419272,SRR13657673,SRR13657674,SRR13657675,SRR13657676,SRR13657677,SRR13657678,SRR13657697,<text:span text:style-name="T1">SRR13657698,SRR13657699,SRR1365700,SRR13657701,SRR13657702</text:span><text:span text:style-name="T2">,SRR1930097,SRR6320486,SRR8361518,SRR8361520,SRR8361522,SRR8358127,SRR8358128,SRR8358129,SRR8358131</text:span></text:p>
          </table:table-cell>
          <table:table-cell office:value-type="string" calcext:value-type="string">
            <text:p>SRR5933720,SRR5933721,SRR5933722</text:p>
          </table:table-cell>
          <table:table-cell/>
          <table:table-cell office:value-type="string" calcext:value-type="string">
            <text:p>white:SRR13758445,SRR13758446,SRR13758447,SRR13758448,SRR13758449,SRR13758450,SRR13758451,SRR13758452,SRR13758453,SRR13758454,SRR13758455,SRR13758456,SRR13758457,SRR13758458,SRR13758459,SRR13758460,SRR13758461,SRR13758462,SRR2533325,SRR2544815,SRR5933723,SRR5933724,SRR5933725, SRR8840917,SRR10259361,SRR10259360,SRR10259357,SRR6320488,SRR6320489,SRR6320491, <text:s text:c="85"/>red: SRR2544816,SRR6670116,SRR6670117,SRR6670118,SRR6670119,SRR11721939,SRR11721940,SRR11721941,SRR11721942,SRR11721943,SRR11721944,SRR11721945,SRR11721946,SRR11721947,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garia x ananassa </text:p>
          </table:table-cell>
          <table:table-cell/>
          <table:table-cell office:value-type="string" calcext:value-type="string">
            <text:p>SRR13594347,SRR13594348,SRR13594349,SRR13594350,SRR13594351,SRR13594352,SRR5241943,SRR5241944,SRR5241945,SRR7157737,SRR7157739,SRR8298768, SRR8298767,SRR838135, </text:p>
          </table:table-cell>
          <table:table-cell office:value-type="string" calcext:value-type="string">
            <text:p>SRR6893400,SRR6893401,SRR6893402,SRR6893403,SRR8298770,SRR8298769,SRR8497320,SRR8497321,SRR8497322,SRR8497323,SRR8497324,SRR8497325,SRR8497326,SRR8497327,SRR8497328, </text:p>
          </table:table-cell>
          <table:table-cell/>
          <table:table-cell office:value-type="string" calcext:value-type="string">
            <text:p>ERR1817339,ERR1817340,ERR1817341,ERR1817342,ERR1817343,ERR1817344,ERR1817345,ERR1817346,ERR1817347,ERR1817348,ERR1817349,ERR1817350,ERR1817351,ERR1817352,ERR1817353,ERR1817354,ERR1817355,ERR1817356,ERR1817357,ERR1817358,ERR1817359,ERR1817360,ERR1817361,ERR1817362,ERR1817363,ERR1817364,ERR1817365,ERR1817366,ERR1817368,ERR1817369,ERR1817370,ERR1817371,ERR1817372,ERR1817373,ERR1817374,ERR1817375,ERR1817376,ERR1817377,ERR1817378,ERR1817379,ERR1817380,ERR1817381,ERR1817382,ERR1817383,ERR1817384,ERR1817385,ERR1817386,ERR1817387,ERR1817388,ERR1817389,ERR1817390,ERR1817391,ERR1817392,ERR3841734,ERR3841735,ERR3841736,ERR855502,ERR855503,ERR855504,ERR855505,ERR855506,SRR11307574,SRR14318393,SRR14318394,SRR14318395,SRR14318396,SRR14318397,SRR14318398,SRR14318399,SRR14318400,SRR14318401,SRR14318402,SRR5826131,SRR5826132,SRR5826133,SRR5826134,SRR5826135,SRR5826136,SRR5826137,SRR5826138, <text:s text:c="2"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ya illinoinensis</text:p>
          </table:table-cell>
          <table:table-cell/>
          <table:table-cell office:value-type="string" calcext:value-type="string">
            <text:p>SRR10445725,SRR10445726,SRR10445727,SRR10445728,SRR10445729,SRR10445730,SRR10445741,SRR10445752,SRR10445753,SRR15027054,SRR15027055,SRR15027056,SRR15027057,SRR15027058,SRR15027059,SRR15027060,SRR15027061,SRR15027062,SRR15027063,SRR15027064,SRR15027065,SRR15027066,SRR15027067,SRR15027068,SRR15027069,SRR15027070,SRR15027071,SRR6793956,SRR6793958,SRR6793959,SRR6793960,SRR6793961,SRR6793962,SRR6793963,SRR6793964,</text:p>
          </table:table-cell>
          <table:table-cell office:value-type="string" calcext:value-type="string">
            <text:p>SRR8925828,SRR8925829,SRR8925830,SRR8925831,SRR8925832,SRR8925833,SRR8925834,SRR8925835,SRR8925836,SRR8925837,</text:p>
          </table:table-cell>
          <table:table-cell/>
          <table:table-cell office:value-type="string" calcext:value-type="string">
            <text:p>SRR4393209,SRR4393210,SRR4393211,SRR4393212,SRR8173526,SRR8173527,SRR8173528,SRR8173529,</text:p>
          </table:table-cell>
          <table:table-cell office:value-type="string" calcext:value-type="string">
            <text:p>SRR5714434,SRR5714435,SRR5714436,SRR5714437,SRR5714439,SRR5714440,SRR5714441,SRR5714442,SRR5714443,SRR5714444,SRR5714445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ulus trichocarpa</text:p>
          </table:table-cell>
          <table:table-cell office:value-type="string" calcext:value-type="string">
            <text:p>ERR1864438,ERR1864439,ERR1864440,SRR10225134,SRR10225135,SRR10225136,SRR10225137,SRR10225138,SRR10225139,SRR2029745,SRR202974,SRR2029776,SRR2029777,SRR2029778,SRR5933784,SRR5933785,SRR5933787,SRR5986240,SRR5986241,SRR5986242,SRR7663776,SRR7663778,</text:p>
          </table:table-cell>
          <table:table-cell office:value-type="string" calcext:value-type="string">
            <text:p>ERR1864411,ERR1864412,ERR1864413,SRR5986234,SRR5986235,SRR5986236,SRR7495378,SRR7495379,SRR7495380,SRR7495381,SRR7495382,SRR7495383,SRR7495384,SRR7495385,SRR7495387,SRR8424224,SRR8424228,SRR8424230,SRR8585541,SRR8585542, SRR8742314,SRR8742315,SRR8742443,</text:p>
          </table:table-cell>
          <table:table-cell office:value-type="string" calcext:value-type="string">
            <text:p>SRR6031364,SRR6031365,SRR6031367,SRR6031369,SRR6031370,SRR6031371,SRR6031372,SRR6031373,SRR6031377,SRR6031378,SRR6031379,SRR6031382,SRR6031384,SRR6031385,SRR6031392,SRR6031393,SRR6031394,</text:p>
          </table:table-cell>
          <table:table-cell office:value-type="string" calcext:value-type="string">
            <text:p>ERR1864466,ERR1864467,SRR5487669,SRR5487670,SRR5986237,SRR5986238,SRR5986239,SRR7472087,SRR7472088,SRR7472089,SRR7472090,SRR7472091,SRR8474554,SRR8474555,SRR8474556,SRR8474557,SRR8474558,SRR8474559,SRR8474561,SRR8474562,SRR8474563,SRR8474564,SRR8474565,SRR8474566,SRR8474567,SRR8474568,SRR8474569,SRR8474570,SRR8474571, <text:s text:c="5"/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obroma cacao</text:p>
          </table:table-cell>
          <table:table-cell/>
          <table:table-cell office:value-type="string" calcext:value-type="string">
            <text:p>SRR9938217,SRR9938218,SRR9938220,SRR9938223,SRR9938224,SRR9938227,SRR9938228,SRR9938229,SRR9938230,SRR9938231,SRR9938232,SRR9938233,SRR9938234,SRR9938245,SRR9938246,SRR9938247,SRR9938248,SRR9938249,SRR9938250,SRR9938251,SRR9938252,SRR9938254,SRR9938255,SRR9938262,SRR9938263,SRR9938264,SRR9938265, SRR9938307,SRR9938308,SRR9938311,SRR9938323, <text:s text:c="3"/></text:p>
          </table:table-cell>
          <table:table-cell office:value-type="string" calcext:value-type="string">
            <text:p>SRR9203098,SRR9203099,SRR9203100,SRR9203101,SRR9203102,SRR9203103,SRR9203104,SRR9203105,SRR9203106,SRR9203107, <text:s text:c="5"/></text:p>
          </table:table-cell>
          <table:table-cell/>
          <table:table-cell office:value-type="string" calcext:value-type="string">
            <text:p>Green fruit: SRR11389079,SRR11389080,SRR11389081,SRR11389082,SRR11389083,SRR11389084,                                                                                                                               </text:p>
            <text:p>Brown fruit: SRR11389076,SRR11389077,SRR11389078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ssypium raimondii</text:p>
          </table:table-cell>
          <table:table-cell office:value-type="string" calcext:value-type="string">
            <text:p>SRR8267553,SRR8267554,SRR8267555,SRR8267562, SRR8267563,SRR8267564,SRR8267571,SRR8267572,SRR8267573</text:p>
          </table:table-cell>
          <table:table-cell office:value-type="string" calcext:value-type="string">
            <text:p>SRR14414939,SRR14415010,SRR14415011,SRR14415012,SRR14415013,SRR389183,SRR530667,SRR530668,SRR530669,SRR5886148,SRR5886149,SRR8267559,SRR8267560,SRR8267561,SRR8267568,SRR8267569,SRR8267570,SRR8267577,SRR8267578,SRR8267579,SRR8878508,SRR8878511,SRR8878512,SRR8878517,SRR8878526,SRR8878659,SRR8878660,SRR8878661,SRR8878663,SRR8878666,SRR8878734,SRR8878818,SRR9680572,SRR9680573,SRR9680574,SRR9680575,SRR9680578,SRR9680579,</text:p>
          </table:table-cell>
          <table:table-cell office:value-type="string" calcext:value-type="string">
            <text:p>SRR389181,SRR389182,SRR8878562,SRR8878563,SRR8878564,SRR8878792,SRR8878799,SRR8878800,SRR8878745,SRR8878752,SRR943768,SRR943769,SRR943770,SRR943771,SRR943772,SRR943773,</text:p>
          </table:table-cell>
          <table:table-cell office:value-type="string" calcext:value-type="string">
            <text:p>SRR8267556,SRR8267557,SRR8267558,SRR8267565,SRR8267566,SRR8267567,SRR8267574,SRR8267575,SRR8267576,SRR8878533,SRR8878534,SRR8878720,SRR8878721,SRR8878723,SRR8878730,</text:p>
          </table:table-cell>
          <table:table-cell/>
          <table:table-cell office:value-type="string" calcext:value-type="string">
            <text:p>SRR959890,SRR959899,SRR616993,SRR616994,SRR617006,SRR617007,SRR617008,SRR617009,SRR617010,SRR617011,SRR617012,SRR617013,SRR617014,SRR617015, <text:s text:c="2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ssypium hirsutum</text:p>
          </table:table-cell>
          <table:table-cell office:value-type="string" calcext:value-type="string">
            <text:p>SRR10331067,SRR12904552,SRR12904553,SRR1695173,SRR2081039,SRR3066597,SRR3067735</text:p>
          </table:table-cell>
          <table:table-cell office:value-type="string" calcext:value-type="string">
            <text:p>SRR1652399,SRR1001532,SRR12113372,SRR12113373,SRR12113374,SRR12113375,SRR12113376,SRR12113377,SRR12113378,SRR12113379,SRR12113380,SRR13827649,SRR13827650,SRR13827651,SRR15057609,SRR15057612,SRR15057620,SRR2081041,SRR2917197,SRR2917196,SRR2917195,SRR4897471,SRR4897475,SRR4897485,SRR4897486,SRR4897488,SRR4897490,SRR4897499,SRR4897501,SRR4897502,SRR4897505,SRR4897509,SRR4897515,SRR4897519,SRR4897520,SRR4897531,</text:p>
          </table:table-cell>
          <table:table-cell office:value-type="string" calcext:value-type="string">
            <text:p>SRR12022263,SRR12022264,SRR12022265,SRR12022266,SRR12022267,SRR12022268,SRR12022269,SRR12022270,SRR12022271,SRR12022272,SRR12022273,SRR12022274,SRR12904564,SRR12904565,SRR5076574,SRR5076575,SRR5076579,SRR5076580,SRR5076597,SRR6509771,SRR6509772,SRR6509773,SRR6509774,SRR6509775,SRR6509776,SRR6509777,SRR6509778,<text:line-break/>SRR6509779</text:p>
          </table:table-cell>
          <table:table-cell office:value-type="string" calcext:value-type="string">
            <text:p>SRR10874719,SRR12904560,SRR12904561,SRR13757183,SRR2081040,</text:p>
          </table:table-cell>
          <table:table-cell office:value-type="string" calcext:value-type="string">
            <text:p>SRR1695191,SRR1695192,SRR1695193,SRR1695194,SRR6379574,SRR6379575,SRR6379576,SRR6379577,SRR6379578,SRR6379579,SRR6379580,</text:p>
          </table:table-cell>
          <table:table-cell office:value-type="string" calcext:value-type="string">
            <text:p>SRR12118087,SRR12118088,SRR12118089,SRR12118090,SRR12904562,SRR12904563,SRR959857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ssypium barbadense</text:p>
          </table:table-cell>
          <table:table-cell office:value-type="string" calcext:value-type="string">
            <text:p>SRR14552652,SRR1652328,SRR5154228,SRR8089898,SRR8089974,SRR8089976,</text:p>
          </table:table-cell>
          <table:table-cell office:value-type="string" calcext:value-type="string">
            <text:p>SRR14414972,SRR14414973,SRR14414974,SRR14414975,SRR14414976,SRR14552654,SRR1649571,SRR1652333,SRR1765783,SRR2243282,SRR2243283,SRR2243285,SRR5886150,SRR8089844,SRR8089845,SRR8089846,SRR8089847,SRR8089848,SRR8089849,SRR8089850,SRR8089851,SRR8089853,SRR8089854,SRR8089972,SRR8089978,SRR8089979,SRR8089980,SRR8089981,SRR8090063,SRR8090092,SRR8090093,SRR8090094,SRR8090095,SRR8090096,SRR8090097,SRR8090098,SRR8693984,SRR8693985,SRR8693987,SRR8878502,SRR8878503,SRR8878505,SRR8878506,SRR8878509,SRR8878515,SRR8878516,SRR8878518,SRR8878519,SRR8878520,SRR8878529,SRR8878530,SRR8878539,SRR8878541,SRR8878543,SRR8878546,SRR8878547,SRR8878548,SRR8878549,SRR8878550,SRR8878551,SRR8878552,SRR8878557,SRR8878561,SRR8878579,SRR8878582,SRR8878589,SRR8878593,SRR8878594,SRR8878595,SRR8878596,SRR8878598,SRR8878599,SRR8878617,SRR8878618,SRR8878646,SRR8878647,SRR8878648,SRR8878649,SRR8878653,SRR8878654,SRR8878655,SRR8878656,SRR8878657,SRR8878658,SRR8878670,SRR8878678,SRR8878679,SRR8878680,SRR8878681,SRR8878708,SRR8878709,SRR8878710,SRR8878711,SRR8878712,SRR8878717,SRR8878731,SRR8878732,SRR8878733,SRR8878753,SRR8878754,SRR8878755,SRR8878756,SRR8878759,SRR8878760,SRR8878812,SRR8878821,</text:p>
          </table:table-cell>
          <table:table-cell office:value-type="string" calcext:value-type="string">
            <text:p>SRR1652334,SRR1652335,SRR1652336,SRR5903852,SRR8089873,SRR8089940,SRR8089941,SRR8089942,SRR8089943,SRR8089944,SRR8089945,SRR8694027,SRR8694028,SRR8694029,SRR8878491,SRR8878504,SRR8878525,SRR8878559,SRR8878563,SRR8878576,SRR8878577,SRR8878586,SRR8878587,SRR8878620,SRR8878624,SRR8878638,SRR8878639,SRR8878667,SRR8878687,SRR8878688,SRR8878689,SRR8878690,SRR8878691,SRR8878692,SRR8878728,SRR8878743,SRR8878780,SRR8878815,SRR8878824,SRR8878829,</text:p>
          </table:table-cell>
          <table:table-cell office:value-type="string" calcext:value-type="string">
            <text:p>SRR14552651,SRR15506195,SRR15506196,SRR15506197,SRR15506198,SRR15506199,SRR15506200,SRR1652331,SRR2032431,SRR2032432,SRR2032433,SRR2032434,SRR2032435,SRR2032436,SRR2032437,SRR2032438,SRR2032440,SRR2032441,SRR2032442,SRR2032443,SRR2032444,SRR2032445,SRR2032448,SRR8089874,SRR8089970,SRR8089971,</text:p>
          </table:table-cell>
          <table:table-cell office:value-type="string" calcext:value-type="string">
            <text:p>SRR14374186,SRR14374187,SRR14374188,SRR14374189,SRR14374190,SRR14374191,SRR14374193,SRR14374194,SRR14374195,SRR14374196,SRR14374197,SRR14374198,SRR14374202,SRR14374204,SRR14374205,SRR1633046,SRR1633047,SRR1633048,SRR1633049,SRR1633050,SRR1633051,SRR1633052,SRR1633053,SRR1633063,SRR1633064,SRR1633065,SRR1633066,SRR1633067,SRR1633068,SRR1633069,SRR1633070,SRR1633071,SRR1633081,SRR1633082,SRR1633083,SRR1633084,SRR1633085,SRR1633086,SRR1633087,SRR1633088,SRR1633089,SRR1633099,SRR1633100,SRR1633101,SRR1633102,SRR1633103,SRR1633104,SRR1633105,SRR1633106,SRR1633107,SRR1633117,SRR1633118,SRR1633119,SRR1633120,SRR1633121,SRR1633122,SRR1633123,SRR1633124,SRR1633125,SRR1635401,SRR3098092,SRR3098093,SRR3098094,SRR3098095,SRR3099009, <text:s text:c="5"/></text:p>
          </table:table-cell>
          <table:table-cell office:value-type="string" calcext:value-type="string">
            <text:p>SRR5280659,SRR5280662,SRR5280664,SRR5280666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uca vesicaria</text:p>
          </table:table-cell>
          <table:table-cell/>
          <table:table-cell office:value-type="string" calcext:value-type="string">
            <text:p>SRR11638389,SRR7289725,SRR7289726,SRR7289724,SRR6454139</text:p>
          </table:table-cell>
          <table:table-cell office:value-type="string" calcext:value-type="string">
            <text:p>SRR5195370,SRR5195371,SRR7289728</text:p>
          </table:table-cell>
          <table:table-cell table:number-columns-repeated="2"/>
          <table:table-cell office:value-type="string" calcext:value-type="string">
            <text:p>SRR12079433,SRR12079434,SRR12079435,SRR12079436,SRR12079437,SRR12079438,SRR12079439,SRR12079440,SRR12079444,SRR12079445,SRR12079446,SRR12079447,SRR12079448,SRR12079449,SRR12079450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atis tinctoria</text:p>
          </table:table-cell>
          <table:table-cell office:value-type="string" calcext:value-type="string">
            <text:p>SRR7289674,SRR7289722,SRR7875282,SRR7875283,SRR7875284,SRR7875285,SRR7875286,SRR7875287,SRR7875288,SRR7875289,SRR7875290,SRR7875291,SRR7875292,SRR7875293,SRR7875294,SRR7875295,SRR7875296,</text:p>
          </table:table-cell>
          <table:table-cell office:value-type="string" calcext:value-type="string">
            <text:p>SRR11306579,SRR11638400,SRR1535026,SRR1535027,SRR1565773,SRR1565774,SRR1565775,SRR1565776,SRR1565777,SRR1565778,SRR9306763,SRR9306765,SRR9306766,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apsella grandiflora</text:p>
          </table:table-cell>
          <table:table-cell office:value-type="string" calcext:value-type="string">
            <text:p>SRR8944169,SRR8944173,SRR8944175,SRR8944177</text:p>
          </table:table-cell>
          <table:table-cell office:value-type="string" calcext:value-type="string">
            <text:p>SRR1686398,SRR1686400,SRR1686401,SRR1686402,SRR1686403,SRR1686404,SRR1811211,SRR1811212,SRR1811213,SRR1811214,SRR1811215,SRR1811216,SRR1811217,SRR1811218,SRR1811219,SRR1811220,SRR1811221,SRR1811222,SRR1811223,SRR1811224,SRR1811225,SRR1811226,SRR1811227,SRR1811228,SRR1811229,SRR1811230,SRR1811231,SRR1811232,SRR1811233,SRR1811234,SRR1811235<text:span text:style-name="T3">,SRR1811236,SRR1811237,SRR1811238,SRR1811239,SRR1811240,SRR1811241,SRR1811242,SRR1811243,SRR1811244,SRR1811245,SRR1811246,SRR1811247,SRR1811248,SRR1811249,SRR1811250,SRR1811251,SRR1811252,SRR1811253,SRR181125</text:span><text:span text:style-name="T4">4,SRR1811255,SRR1811256,SRR1811257,SRR1811258,SRR1811259,SRR1811260,SRR1811261,SRR1811262,SRR181126</text:span><text:span text:style-name="T5">3,SRR1811264,SRR1811265,SRR1811266,SRR1811267,SRR1811268,SRR1811269,SRR1811270,SRR1811271,SRR181127</text:span><text:span text:style-name="T6">2,SRR181127</text:span><text:span text:style-name="T7">3,SRR1811274,SRR1811275,SRR1811276,SRR1811277,SRR1811278,SRR1811279,SRR1811280,SRR1811281,SRR1811282,SRR181128</text:span><text:span text:style-name="T8">3,SRR1811284,SRR181128</text:span><text:span text:style-name="T9">5,SRR1811286,SRR1811287,SRR1811288,SRR1811289,SRR1811290,SRR1811291,SRR1811292,SRR181129</text:span><text:span text:style-name="T10">3,SRR1811294,SRR1811295,SRR1811296,SRR1811297,SRR1811298,SRR1811299,SRR1811300,SRR1811301,SRR1811302,SRR1811303,SRR1811304,SRR1811306,SRR1811305,SRR1811307,</text:span><text:span text:style-name="T11">SRR8944147,SRR8944155,SRR8944156</text:span></text:p>
          </table:table-cell>
          <table:table-cell office:value-type="string" calcext:value-type="string">
            <text:p>SRR797551,SRR797552,SRR797553,SRR797554,SRR797944,SRR8944146,SRR8944182,SRR8944183,SRR8944178,SRR8944195,ERR1769839,ERR1769840</text:p>
          </table:table-cell>
          <table:table-cell table:number-columns-repeated="2"/>
          <table:table-cell office:value-type="string" calcext:value-type="string">
            <text:p>SRR1944440,SRR1944441,SRR5988318,SRR5988319,SRR5988320,SRR5988321,SRR5988322,SRR5988323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trema salsugineum</text:p>
          </table:table-cell>
          <table:table-cell/>
          <table:table-cell office:value-type="string" calcext:value-type="string">
            <text:p>SRR10174214,SRR10174215,SRR10174216,SRR10174217,SRR10174218,SRR10174219,SRR10174220,SRR10174221,SRR10174222,SRR10174223,SRR10174224,SRR10174225,SRR10174226,SRR10174227,SRR10174228,SRR10174229,SRR10174230,SRR10174231,SRR10174232,SRR10174233,SRR10174234,SRR10174235,SRR10174236,SRR10174237,SRR10174238,SRR10174239,SRR10174240,SRR10174241,SRR10174242,SRR10174243,SRR10174244,SRR10174245,SRR7962298,SRR6837740,SRR6837741,SRR7624681,SRR7624686,SRR7624687,SRR7624688,SRR7624689,SRR7624721,SRR7624722,SRR7624724,SRR7624725,SRR7624729,SRR7624730,SRR7624731,SRR8742429,SRR8742430,SRR8742431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apis alba</text:p>
          </table:table-cell>
          <table:table-cell office:value-type="string" calcext:value-type="string">
            <text:p>SRR15711665,SRR15711666,SRR15711667,SRR2961888,SRR7289663,SRR15711668,SRR15711669,SRR15711670,</text:p>
          </table:table-cell>
          <table:table-cell office:value-type="string" calcext:value-type="string">
            <text:p>SRR11638415,SRR1302059,SRR15711659,SRR15711660,SRR15711661,SRR2961890,SRR6453927,SRR7289650,SRR15711662,SRR15711663,SRR15711664,</text:p>
          </table:table-cell>
          <table:table-cell/>
          <table:table-cell office:value-type="string" calcext:value-type="string">
            <text:p>SRR2961889,SRR7289655,SRR7289671,</text:p>
          </table:table-cell>
          <table:table-cell/>
          <table:table-cell office:value-type="string" calcext:value-type="string">
            <text:p><text:s text:c="4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baidopsis lyrata</text:p>
          </table:table-cell>
          <table:table-cell/>
          <table:table-cell office:value-type="string" calcext:value-type="string">
            <text:p>SRR11470311,SRR11470312,SRR11470318,SRR3993764,SRR6053251,SRR7280117,SRR7280121,SRR7280122,SRR7280123,SRR7280124,SRR7280125,SRR7280126,SRR7280127,SRR7280128,SRR7624708,SRR7624709,SRR7624732,SRR7624733,SRR7624734,SRR7624736,SRR7624737,SRR7624738,SRR7624739,SRR7624740,SRR7624741,SRR7624742,SRR7235732</text:p>
          </table:table-cell>
          <table:table-cell office:value-type="string" calcext:value-type="string">
            <text:p>SRR3020575,SRR3020576,SRR6053253,SRR7235733,SRR7235734,</text:p>
          </table:table-cell>
          <table:table-cell table:number-columns-repeated="2"/>
          <table:table-cell office:value-type="string" calcext:value-type="string">
            <text:p>SRR3020577,SRR3020578,SRR3020579,SRR3020580,SRR3020581,SRR3020582,SRR3020583,SRR3020584,SRR3020585,SRR3020586,SRR3020587,SRR3020588,SRR3020589,SRR3020590,SRR3020591,SRR3020592,SRR3020593,SRR3020594,SRR3020595,SRR3020596,SRR3020597,SRR3020598,SRR3020599,SRR3020600,SRR3020601,SRR3020602,SRR3020603,SRR3020604,SRR3020605,SRR3020606,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rabidopsis thaliana</text:p>
          </table:table-cell>
          <table:table-cell office:value-type="string" calcext:value-type="string">
            <text:p>ERR5766675,ERR5766940,ERR5767202,ERR5767203,ERR5767204,SRR10241456,SRR10241458,SRR10241459,SRR10362740,SRR10582880,SRR10620013,SRR10620017,SRR10620021,SRR10694978,SRR10694985,SRR10695010,SRR10912949,SRR10912950,SRR10912951,SRR10915190,SRR10915473,SRR10915474,SRR10915475, </text:p>
          </table:table-cell>
          <table:table-cell office:value-type="string" calcext:value-type="string">
            <text:p>ERR2757907,ERR2757908,ERR2757909,ERR2757910,ERR2757911,ERR2757912,ERR2757913,ERR2757914,ERR2757915,ERR5032373,ERR5032374,ERR5032375,ERR5032377,ERR5032378,ERR5032379,ERR5032380,ERR5032381,ERR5032382,ERR5032383,ERR5032384,ERR5032385,ERR5032386,ERR5032387,ERR5032388,ERR5032389,ERR5032390,ERR5032391,ERR5032392,ERR5032393,ERR5032394,ERR5032395,ERR5032396,ERR5032397,ERR5032398,ERR5032399,ERR5032400,ERR5032401,ERR5032402,ERR5032403,ERR5032404,ERR5032405,ERR5032406,ERR5032407,ERR5032408,ERR5032409,ERR5032410<text:span text:style-name="T12">,ERR5032411,ERR5032412,ERR5032413,ERR50324</text:span><text:span text:style-name="T13">24,ERR5032454,SRR10135868,SRR10241460,SRR10425151,SRR10425152,SRR10425153,SRR10425154,SRR10425155,SRR10425156,SRR10425291,SRR10425294,SRR10425297,SRR10425300,SRR10425301,SRR1042530,SRR10425303,SRR10425306,SRR10425309,SRR10425312,SRR1061365,SRR1061367,SRR10743101,SRR10743104,SRR10743107,SRR10914757,SRR10914760,SRR10915176,SRR10915179,   </text:span></text:p>
            <text:p/>
          </table:table-cell>
          <table:table-cell office:value-type="string" calcext:value-type="string">
            <text:p>ERR4183330,ERR4183331,ERR4183332,ERR4183333,SRR10292124,SRR10292125,SRR10292126,SRR10399319,SRR1039320,SRR10399321,SRR10399322,SRR10441857,SRR10441860,SRR10441861,SRR1061358,SRR1061360,SRR10949332,</text:p>
          </table:table-cell>
          <table:table-cell office:value-type="string" calcext:value-type="string">
            <text:p>SRR6179905,SRR5936241,SRR9118091,SRR9118092,SRR9118096,SRR8071501,SRR8071502,SRR8071503,SRR12228137,SRR12228138,SRR12228139,SRR12228131, SRR12228132,SRR12228133,</text:p>
          </table:table-cell>
          <table:table-cell/>
          <table:table-cell office:value-type="string" calcext:value-type="string">
            <text:p>ERR4042549,ERR4042559,ERR4042579,SRR10149755,SRR10149756,SRR10241449,SRR10241453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ica papaya</text:p>
          </table:table-cell>
          <table:table-cell office:value-type="string" calcext:value-type="string">
            <text:p>SRR7145699,SRR7145700,SRR7145705,SRR7145706,SRR7145711,SRR7145712</text:p>
          </table:table-cell>
          <table:table-cell office:value-type="string" calcext:value-type="string">
            <text:p>SRR10537364,SRR10537365,SRR10537366,SRR11638372,SRR3509576,SRR3509577,SRR5405097,SRR6320584,SRR6416941,SRR6416942,SRR6416943,SRR6416944,SRR6416945,SRR7145703,SRR7145704,SRR8948496,</text:p>
          </table:table-cell>
          <table:table-cell office:value-type="string" calcext:value-type="string">
            <text:p>SRR11560947,SRR11560948,SRR8882139,SRR8882140,SRR9326708,SRR9326709,SRR9326710 ,SRR9326711,SRR9326712 ,SRR9326713,SRR9326720,SRR9326721,SRR9326724,SRR9715657,SRR9715660,SRR9715661,SRR9715662,SRR9715663,SRR9715672, <text:s/></text:p>
          </table:table-cell>
          <table:table-cell/>
          <table:table-cell office:value-type="string" calcext:value-type="string">
            <text:p>SRR13442167,SRR13442168,SRR13442169,SRR13442170,SRR13442171,SRR13442172,SRR13442173,SRR13442174,SRR13442175,SRR13442176,SRR13442177,SRR13442178,SRR13442179,SRR13442180,,SRR13442181,SRR13442182,SRR13442183,SRR13442184,SRR5019673,SRR5405093,SRR5405094,SRR5405095,SRR5405096,SRR6320462,SRR6320463,SRR6996528,SRR6996529,SRR8755856,SRR8755857,SRR8755858,SRR8755859,SRR8755860,SRR87558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cardium occidentale</text:p>
          </table:table-cell>
          <table:table-cell table:number-columns-repeated="3"/>
          <table:table-cell office:value-type="string" calcext:value-type="string">
            <text:p>SRR12455706,SRR12455707,SRR12455708,SRR12455709,SRR12455710,SRR12455711,SRR12455712,SRR12455713,SRR12455714,SRR12455715,SRR12455716,SRR12455717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rus trifoliata</text:p>
          </table:table-cell>
          <table:table-cell office:value-type="string" calcext:value-type="string">
            <text:p>SRR10413223,SRR10413225,SRR6166741,SRR6166742,SRR6166744,SRR7230845,SRR7230846.SRR7230847,SRR7230848,SRR7230849,SRR7230850,SRR7230851,SRR7230852,SRR7230853,SRR9688702,SRR9904552,</text:p>
          </table:table-cell>
          <table:table-cell office:value-type="string" calcext:value-type="string">
            <text:p>SRR10256952,SRR10256953,SRR10256954,SRR7614646,SRR7614647,SRR7614648,SRR7614662,SRR7614663,SRR7614664,SRR7738121,SRR7743263,SRR7743303,</text:p>
          </table:table-cell>
          <table:table-cell office:value-type="string" calcext:value-type="string">
            <text:p>SRR3199131,SRR3199132,SRR3924377,SRR3924378,SRR3924379,SRR3924380,SRR3924381,SRR3924382,SRR7734562,SRR7734593,SRR7746670,SRR7746924,</text:p>
          </table:table-cell>
          <table:table-cell office:value-type="string" calcext:value-type="string">
            <text:p>SRR7614645,SRR7614655,SRR7614656,SRR7614659,SRR7614660,SRR7614661,</text:p>
          </table:table-cell>
          <table:table-cell office:value-type="string" calcext:value-type="string">
            <text:p>SRR7743305,SRR7743798,SRR7743799,SRR7743800,SRR7743826,SRR7744127,</text:p>
          </table:table-cell>
          <table:table-cell office:value-type="string" calcext:value-type="string">
            <text:p>SRR7746657,SRR7746658,SRR7746659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rus sinensis</text:p>
          </table:table-cell>
          <table:table-cell office:value-type="string" calcext:value-type="string">
            <text:p>SRR11681081,SRR11681082,SRR11681083,SRR11681084,SRR12587885,SRR12587886,SRR12587887</text:p>
          </table:table-cell>
          <table:table-cell office:value-type="string" calcext:value-type="string">
            <text:p>SRR10356229,SRR10947637,SRR10947638,SRR10947639,SRR12587972,SRR12587973,SRR12587974,SRR12777463,SRR12777464,SRR12777465,SRR12777466,SRR12777467,SRR12777468,SRR12777469,SRR12777470,SRR12777471,SRR15401372,SRR19631960,SRR19631961,SRR4076705,SRR4084239,</text:p>
          </table:table-cell>
          <table:table-cell table:number-columns-repeated="2"/>
          <table:table-cell office:value-type="string" calcext:value-type="string">
            <text:p>SRR10168372,SRR10168441,SRR10168629,SRR10168688,SRR10168713,SRR10176579,SRR10177055,SRR10177191,SRR10188380,SRR10188519,SRR10193327,SRR10199028,SRR10270331,SRR11886713,SRR11886716,SRR11886719,SRR11886722,SRR13434399,SRR13434402,SRR13434405,SRR13434408,SRR13434411,SRR4096760,SRR4096959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tis vinifera</text:p>
          </table:table-cell>
          <table:table-cell/>
          <table:table-cell office:value-type="string" calcext:value-type="string">
            <text:p>SRR3069677,SRR3069634,SRR3069676,SRR3069659,SRR493740,SRR519450,SRR9301839,SRR9301842,SRR9301845,SRR9301848,SRR9301859 <text:s text:c="5"/></text:p>
          </table:table-cell>
          <table:table-cell office:value-type="string" calcext:value-type="string">
            <text:p>SRR1302041,SRR3938618,SRR3938624,SRR3938628 <text:s/></text:p>
          </table:table-cell>
          <table:table-cell office:value-type="string" calcext:value-type="string">
            <text:p>SRR6820467,SRR6820468,SRR6820469,SRR6820470,SRR6820471,SRR6820472,SRR6820473,SRR6820474, </text:p>
          </table:table-cell>
          <table:table-cell office:value-type="string" calcext:value-type="string">
            <text:p>ERR926756,SRR1302043,SRR1302042,SRR3124515,SRR3124516,SRR3124517,SRR522477,</text:p>
          </table:table-cell>
          <table:table-cell office:value-type="string" calcext:value-type="string">
            <text:p>SRR86653,SRR866574,SRR866575,SRR866576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lanchoe laxiflora</text:p>
          </table:table-cell>
          <table:table-cell office:value-type="string" calcext:value-type="string">
            <text:p>SRR13340824,SRR13340825,SRR13340826,</text:p>
          </table:table-cell>
          <table:table-cell office:value-type="string" calcext:value-type="string">
            <text:p>SRR13340793,SRR13340796,SRR13340797,SRR13340799,SRR13340800,SRR13340802,SRR13340803,SRR13340804,SRR13340805,SRR13340806,SRR13340807,SRR13340809,SRR13340814,SRR13340815,SRR13340816,SRR13340817,SRR13340818,SRR13340819,SRR13340820,SRR13340823,SRR13340831,SRR13340832,SRR13340833,SRR13340834,</text:p>
          </table:table-cell>
          <table:table-cell office:value-type="string" calcext:value-type="string">
            <text:p>SRR13340828,SRR13340829,SRR13340830</text:p>
          </table:table-cell>
          <table:table-cell office:value-type="string" calcext:value-type="string">
            <text:p>SRR13340808,SRR13340810,SRR13340812,SRR13340813,SRR13340827,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anthus caryophyllus</text:p>
          </table:table-cell>
          <table:table-cell table:number-columns-repeated="2"/>
          <table:table-cell office:value-type="string" calcext:value-type="string">
            <text:p>White: DRR098251,DRR098252,DRR098253,DRR098254,</text:p>
            <text:p>Red: DRR098255,DRR098256,DRR098257,DRR098258,</text:p>
            <text:p>Orange: DRR125603,DRR125604,DRR125605,DRR125606,</text:p>
          </table:table-cell>
          <table:table-cell office:value-type="string" calcext:value-type="string">
            <text:p>ERR951814,ERR951815,ERR951816,ERR951817,ERR951818,ERR951819,ERR951820,ERR951821,ERR951822,ERR951823,ERR951824,ERR951825,ERR951826,ERR951827,ERR951828,ERR951829,ERR951830,ERR951831,ERR951832,ERR951833,ERR951834,ERR951835,ERR951836,ERR951837,ERR951838,ERR951839,ERR951840,ERR951841,ERR951842,ERR951843,ERR951844,ERR951845,ERR951846,ERR951847,ERR951848,ERR951849,ERR951850,ERR951851,ERR951852,ERR951853,ERR951854, ERR951855 <text:s text:c="6"/>ERR951856, ERR951857,ERR9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ta vulgaris</text:p>
          </table:table-cell>
          <table:table-cell office:value-type="string" calcext:value-type="string">
            <text:p>SRR12785774,SRR14192921,SRR14192922,SRR14192923,SRR14192924,SRR14192925,SRR14192926,SRR14192927,SRR14192928,SRR14192929,SRR14192930,SRR14192931,SRR14192932,SRR14192933,SRR14192934,SRR14192935,SRR14192936,SRR14192937,SRR14192938,SRR14192939,SRR14192940,SRR14192941,SRR14192942,SRR14192943,SRR14574943,SRR14574944,SRR14574945,SRR14672190,SRR14672191,SRR14672192,SRR14672193,SRR14672194,SRR14672195,SRR12730699,SRR12730700,SRR12730701, <text:s text:c="11"/></text:p>
          </table:table-cell>
          <table:table-cell office:value-type="string" calcext:value-type="string">
            <text:p>SRR12785775,SRR12730679,SRR12730680,SRR12730681,SRR12730682,SRR12730683,SRR12730684,SRR12730685,SRR12730696,SRR12730702,SRR12730703,SRR12730704,SRR12730705,SRR12730706,SRR12730707,SRR12730708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tuca sativa</text:p>
          </table:table-cell>
          <table:table-cell office:value-type="string" calcext:value-type="string">
            <text:p>SRR10894072,SRR10894073,SRR10894074,SRR10894075,SRR10894076,SRR10894077,</text:p>
          </table:table-cell>
          <table:table-cell office:value-type="string" calcext:value-type="string">
            <text:p>green:DRR175680,DRR175681,DRR175682,DRR175683,DRR175684,DRR175685,SRR10894054,SRR10894055,SRR10894056,SRR10894057,SRR10894058,SRR10894059,SRR10913871,SRR10948658,SRR10948659,SRR5855931,SRR5855937,SRR5855938,SRR5855941,SRR5855942,SRR5855944,SRR5855945,SRR5855946,SRR5855955,SRR5855960,SRR5855968,SRR5855969,SRR5855970,SRR5855971,SRR5855973,SRR5855974,SRR5855976,SRR5855977,SRR5855979,SRR5855980,SRR5855996,SRR5855997,SRR855998,SRR5855999,SRR5856000,SRR5856001,SRR5856003,SRR5856005,SRR5856057,SRR5856060,SRR5856070,SRR5856071,SRR5856096,SRR5856098,SRR5856099,SRR5856100,SRR5856101,SRR5856103,SRR5856104,SRR5856105,SRR5856106,SRR5856108,SRR5856127,SRR5856129,SRR5856131,SRR5856132,SRR5856133,SRR5856134,SRR5856136,SRR5856137,SRR5856139,SRR5856140,SRR5856141,SRR5856142,SRR5856143,SRR5856155,SRR5856156,SRR5856157,SRR5856160,SRR11540802,SRR11540803,SRR11540804,SRR13961115,SRR13961116,SRR13961117,SRR15184067,SRR15184068,SRR8395232,SRR8395234,SRR8395236,SRR9874303,SRR9874304,SRR9874305,SRR9874306,SRR9874307,SRR9874308,SRR9874309,SRR9874310,SRR9874311,SRR9874312,SRR9874313,SRR9874314,SRR9874315,SRR9874316,SRR9874317,SRR9874318,SRR9874319,SRR9874320,SRR9874321,SRR9874322,SRR9874323,SRR9874324,SRR9874325,SRR9874326,SRR9874327,SRR9874329,SRR9874330,SRR9874331,SRR9874332 <text:s text:c="279"/>red:SRR10913872,SRR10913873,SRR10913874,SRR10913875,SRR10913876,SRR5856159,SRR5856102,SRR5856004,SRR5855936,SRR5855943,SRR5855972,SRR12157851,SRR12157852,SRR12157853,SRR5868088,SRR5943715,SRR8395233,SRR8395235,SRR8395237,SRR8395240,SRR8395241,</text:p>
          </table:table-cell>
          <table:table-cell/>
          <table:table-cell office:value-type="string" calcext:value-type="string">
            <text:p>SRR5945856,SRR5945857,SRR5945858,SRR5945859,SRR5945860,SRR5945861,SRR5945862,SRR5945863,SRR5945864,SRR5947186,SRR5947187,SRR5947189, <text:s/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elianthus annuus</text:p>
          </table:table-cell>
          <table:table-cell office:value-type="string" calcext:value-type="string">
            <text:p><text:s/>SRR4996818,SRR4996820,SRR4996828,SRR4996846,SRR4996850,SRR4996852,</text:p>
          </table:table-cell>
          <table:table-cell office:value-type="string" calcext:value-type="string">
            <text:p> SRR4896707,SRR4996792,SRR4996798,SRR4996801,SRR4996806,SRR4996817,<text:span text:style-name="T1">SRR4996807,SRR4996821,SRR4996836,SRR4996840,</text:span><text:span text:style-name="T2">SRR12904556,SRR12904557, </text:span></text:p>
          </table:table-cell>
          <table:table-cell table:number-columns-repeated="3"/>
          <table:table-cell office:value-type="string" calcext:value-type="string">
            <text:p>SRR1145446,SRR13337524,SRR13337527,SRR13337530,SRR13337533,SRR6287181,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anum tuberosum</text:p>
          </table:table-cell>
          <table:table-cell/>
          <table:table-cell office:value-type="string" calcext:value-type="string">
            <text:p>SRR10209315,SRR10209316,SRR10209317,SRR10209318,SRR10209319,SRR10209320,SRR10209327,SRR10209338,SRR10209341,SRR10209342,SRR10209343,SRR10209344,SRR10209345,SRR10209346,SRR10209347,SRR10209348,SRR10209350,SRR1207284,SRR1207286,SRR1207288,SRR1207290,SRR12532023,SRR12532025,SRR12532027,SRR12532046,SRR12532050,SRR12532053,SRR12532056,SRR12532058,SRR12772430,SRR12772435,SRR12772439,SRR14902815,SRR15130302,SRR15401422,SRR15401436,SRR15401441,SRR15401448,SRR15401453,SRR15681048,SRR15681049,SRR15681050,SRR15681054,SRR15858741,SRR15858742,SRR15858743,SRR2442808,SRR2442810,SRR2989603,SRR2989604,SRR2989605,SRR2989606,SRR2989611,SRR2989612,SRR2989613,SRR2989614,SRR2989619,SRR2989620,SRR2989621,SRR2989622,SRR2989627,SRR2989628,SRR2989629,SRR2989630,SRR2989635,SRR2989636,SRR2989637,SRR2989638,SRR2989643,SRR2989644,SRR2989645,SRR2989646,SRR4032189,SRR3656913,SRR4032275,SRR4032276,SRR4032277,SRR7549195,SRR7549211,SRR7549490,SRR7549545,SRR7549560,SRR7549562,SRR7549674,SRR7549677,SRR7549678,</text:p>
          </table:table-cell>
          <table:table-cell office:value-type="string" calcext:value-type="string">
            <text:p>purple: SRR11967390,SRR11967391,SRR15401430,SRR15401434,</text:p>
          </table:table-cell>
          <table:table-cell office:value-type="string" calcext:value-type="string">
            <text:p>ERR791917,ERR791918,ERR791919,ERR791920,ERR791921,ERR791922,ERR791933,ERR791934,ERR791935,ERR791936,ERR791937,ERR791938,ERR791939, ERR829273,ERR829274,ERR829275,ERR829276,ERR829289,ERR829290,ERR829291,ERR829292,ERR829305,ERR829306,ERR829307,ERR829308,SRR10210742,SRR10210743,SRR10210744,SRR10210748,SRR10210749,SRR10210750,SRR10210754,SRR10210755,SRR10210756,SRR10210760,SRR10210761,SRR10210762,SRR10210766,SRR10210767,SRR10210768,SRR10210772,SRR10210773,SRR10210774,SRR10210778,SRR10210779,SRR10210780,SRR10210784,SRR10210785,SRR10210786,SRR10210790,SRR10210791,SRR10210792,ERR791923,ERR791924,SRR14902819,SRR14902825,SRR14902844,SRR15401381,SRR15401419,SRR2932299,SRR2932300,SRR2932301,SRR2932314,SRR2932315,SRR2932316,SRR2932329,SRR2932330,SRR4032278,SRR4032279,SRR4032280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anum lycopersicum</text:p>
          </table:table-cell>
          <table:table-cell office:value-type="string" calcext:value-type="string">
            <text:p>SRR10351290,SRR10351292,SRR5134164,SRR5134165,SRR5134166,SRR5134167,SRR5134168,SRR5134169,SRR6820649,SRR8434771,</text:p>
          </table:table-cell>
          <table:table-cell office:value-type="string" calcext:value-type="string">
            <text:p>ERR3311257,ERR33112578,SRR11433394,SRR11433396,SRR11433397,SRR11433398,SRR11433400,SRR11483253,SRR2923343,SRR2923830,SRR3022797,SRR5229900, SRR5229902,SRR5431053,SRR5431064,SRR6320480,SRR6320484,SRR6320485,SRR6392273,SRR6808783,SRR6808786,SRR6808790,SRR7685912 <text:s/></text:p>
          </table:table-cell>
          <table:table-cell office:value-type="string" calcext:value-type="string">
            <text:p><text:s/>SRR2840505,SRR4279762,SRR5912174,SRR5912190,</text:p>
          </table:table-cell>
          <table:table-cell/>
          <table:table-cell office:value-type="string" calcext:value-type="string">
            <text:p>ERR1856666,ERR1856657,ERR1856648,ERR1856639,SRR10019874,SRR10019876,SRR10019878,SRR4107125,SRR5086647,SRR5086679,SRR5086705,SRR5086717,SRR6685655,SRR6705465,</text:p>
          </table:table-cell>
          <table:table-cell office:value-type="string" calcext:value-type="string">
            <text:p><text:s/>SRR10803240,SRR10823810,SRR10823818,SRR10823826, <text:s text:c="4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samum indicum</text:p>
          </table:table-cell>
          <table:table-cell office:value-type="string" calcext:value-type="string">
            <text:p>SRR2886790,SRR2886791,SRR5131158,SRR5131161,SRR5131164,SRR5131167,SRR5131170,SRR5131173,SRR5131176,SRR5131179,SRR5131182,SRR5131185,SRR5131188,SRR5131191,SRR5131194,SRR5131197,SRR5131200,SRR5131203,SRR5131206,SRR5131209,SRR5131212,SRR5131215,SRR9618128,SRR9618130,SRR9618132,SRR11623473,SRR11623477,SRR11623481,</text:p>
          </table:table-cell>
          <table:table-cell office:value-type="string" calcext:value-type="string">
            <text:p>SRR12127168,SRR12341778,SRR12341779,SRR12341780,SRR12341781,SRR12341782,SRR12341783,SRR12341784,SRR12341785,SRR12341786,SRR12341787, SRR12341788,SRR12341789,SRR18210353,SRR18210363,SRR7466966,SRR7466969,SRR7466972,SRR7466975,SRR7466978,SRR7476717,SRR7476720,SRR7476723, SRR7476726,SRR7476729, </text:p>
          </table:table-cell>
          <table:table-cell/>
          <table:table-cell office:value-type="string" calcext:value-type="string">
            <text:p>SRR18189558,SRR8639587,SRR8639588,SRR8639589,SRR8675766,SRR8675767,SRR8675768,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rythranthe guttata</text:p>
          </table:table-cell>
          <table:table-cell/>
          <table:table-cell office:value-type="string" calcext:value-type="string">
            <text:p>SRR6391490,SRR6391491,SRR6391492,SRR7976151,SRR7976152,SRR7976153,SRR7976154,SRR7976155,SRR7976156,SRR7976157,SRR7976158,SRR7976159,SRR7976160,SRR7976161,SRR7976162,SRR7976163,SRR7976164<text:span text:style-name="T14">,SRR7976165,SRR7976166,SRR7976167,SRR7976168,SRR7976169,SRR7976170,SRR7976171,SRR7976172,SRR7976173,SRR7976174,SRR7976175,SRR7976176,SRR7976177,SRR7976178,SRR7976179,SRR7976180,SRR7976181,SRR7976182,SRR7976183,SRR7976184,SRR7976186,SRR7976185,SRR7976187,SRR7976188,SRR7976189,SRR7976190,SRR7976191,SRR7976192,SRR7976193,SRR7976194,SRR7976195,SRR7976196,SRR7976197,SRR7976198,SRR7976199,SRR7976200,SRR7976201,SRR7976202,SRR7976203,SRR7976205,SRR7976204,SRR7976206,SRR7976207,SRR7976208,SRR7976209,SRR7976210,SRR7976211,SRR7976212,SRR7976213,SRR7976214,SRR7976215</text:span><text:span text:style-name="T15">,SRR7976216,SRR7976217,SRR7976218,SRR7976219,SRR7976220,SRR7976221,SRR7976222,SRR7976223,SRR7976224,SRR7976225,SRR7976226,SRR7976227,SRR7976228,SRR7976229,SRR7976230</text:span><text:span text:style-name="T16">,</text:span></text:p>
          </table:table-cell>
          <table:table-cell office:value-type="string" calcext:value-type="string">
            <text:p>SRR11015241,SRR11015242,SRR11015250,SRR11015245,SRR11015259,SRR11015246,SRR11015247,SRR11015248,SRR11015253,SRR11015256,SRR11015257,</text:p>
          </table:table-cell>
          <table:table-cell office:value-type="string" calcext:value-type="string">
            <text:p>SRR3157673,SRR3157674,SRR3157915,SRR3157916,SRR3157918,SRR3157921,SRR3158067,SRR3158070,SRR3158073,SRR3158081,SRR3158082,SRR3158096,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6T04:51:39.546861972</meta:creation-date>
    <dc:date>2023-12-16T06:01:29.765985682</dc:date>
    <meta:editing-duration>PT18M29S</meta:editing-duration>
    <meta:editing-cycles>1</meta:editing-cycles>
    <meta:document-statistic meta:table-count="1" meta:cell-count="203" meta:object-count="0"/>
    <meta:generator>LibreOffice/6.4.7.2$Linux_X86_64 LibreOffice_project/40$Build-2</meta:generator>
  </office:meta>
</office:document-meta>
</file>